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1.184cm"/>
    </style:style>
    <style:style style:name="gr2" style:family="graphic" style:parent-style-name="standard">
      <style:graphic-properties draw:textarea-horizontal-align="justify" draw:textarea-vertical-align="middle" draw:auto-grow-height="false" fo:min-height="9.275cm" fo:min-width="17.992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6.104cm"/>
    </style:style>
    <style:style style:name="gr4" style:family="graphic" style:parent-style-name="standard">
      <style:graphic-properties draw:fill-color="#fffbcc" draw:textarea-horizontal-align="justify" draw:textarea-vertical-align="middle" draw:auto-grow-height="false" fo:min-height="5.846cm" fo:min-width="11.819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7.12cm"/>
    </style:style>
    <style:style style:name="gr6" style:family="graphic" style:parent-style-name="standard">
      <style:graphic-properties draw:fill-color="#fffbcc" draw:textarea-horizontal-align="justify" draw:textarea-vertical-align="middle" draw:auto-grow-height="false" fo:min-height="2.925cm" fo:min-width="12.073cm"/>
    </style:style>
    <style:style style:name="gr7" style:family="graphic" style:parent-style-name="standard">
      <style:graphic-properties draw:fill-color="#fffbcc" draw:textarea-horizontal-align="justify" draw:textarea-vertical-align="middle" draw:auto-grow-height="false" fo:min-height="0.893cm" fo:min-width="7.12cm"/>
    </style:style>
    <style:style style:name="gr8" style:family="graphic" style:parent-style-name="standard">
      <style:graphic-properties draw:fill-color="#fffbcc" draw:textarea-horizontal-align="justify" draw:textarea-vertical-align="middle" draw:auto-grow-height="false" fo:min-height="0.766cm" fo:min-width="3.437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0.766cm" fo:min-width="4.199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f37b7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.651cm" svg:x="4.937cm" svg:y="1cm">
          <text:p text:style-name="P1">DSR Staking Admin Pa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92cm" svg:height="9.525cm" svg:x="1.508cm" svg:y="3.286cm">
          <text:p text:style-name="P1">Users panels char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04cm" svg:height="0.889cm" svg:x="2.143cm" svg:y="14.081cm">
          <text:p text:style-name="P1">DSR Deposi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319cm" svg:height="6.096cm" svg:x="2.143cm" svg:y="15.351cm">
          <text:p text:style-name="P1"><text:s text:c="22"/>UID: </text:p>
          <text:p text:style-name="P1"><text:s text:c="9"/>ETH Address: <text:line-break/>Deposited Amount: <text:line-break/> <text:s text:c="6"/>Deposit TXID:<text:line-break/> <text:s text:c="7"/>Deposit Date: <text:line-break/> <text:s text:c="18"/>Contract Period: <text:s text:c="15"/><text:line-break/>** all have data input box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016cm" svg:x="2.27cm" svg:y="21.955cm">
          <text:p text:style-name="P1">Reward Distribu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573cm" svg:height="3.175cm" svg:x="2.143cm" svg:y="23.225cm">
          <text:p text:style-name="P1">Staking Matured Users: <text:s/><text:line-break/>Total Coin to Distribute: </text:p>
          <text:p text:style-name="P1">***It prints data for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2cm" svg:height="1.143cm" svg:x="2.27cm" svg:y="26.908cm">
          <text:p text:style-name="P1">**A drop down list of user id 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37cm" svg:height="1.016cm" svg:x="10.271cm" svg:y="27.035cm">
          <text:p text:style-name="P1">Coin amoun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699cm" svg:height="1.016cm" svg:x="14.843cm" svg:y="27.162cm">
          <text:p text:style-name="P1">DISTRIBUTE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556cm" svg:height="1.524cm" svg:x="15.351cm" svg:y="17.764cm">
          <draw:text-box>
            <text:p>Input box</text:p>
          </draw:text-box>
        </draw:frame>
        <draw:frame draw:style-name="gr10" draw:text-style-name="P4" draw:layer="layout" svg:width="3.556cm" svg:height="1.524cm" svg:x="15.224cm" svg:y="26.146cm">
          <draw:text-box>
            <text:p>button</text:p>
          </draw:text-box>
        </draw:frame>
        <draw:frame draw:style-name="gr10" draw:text-style-name="P4" draw:layer="layout" svg:width="3.556cm" svg:height="1.524cm" svg:x="14.97cm" svg:y="23.733cm">
          <draw:text-box>
            <text:p>Out 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02:10:42.658442019</meta:creation-date>
    <dc:date>2019-10-11T02:30:00.456062848</dc:date>
    <meta:editing-duration>PT8M47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